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abin" svg:font-family="Cabin" style:font-adornments="Normal"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3">
      <style:paragraph-properties fo:background-color="#3deb3d">
        <style:background-image/>
      </style:paragraph-properties>
    </style:style>
    <style:style style:name="P2" style:family="paragraph" style:parent-style-name="Heading_20_4">
      <style:paragraph-properties fo:background-color="#ff8080">
        <style:background-image/>
      </style:paragraph-properties>
    </style:style>
    <style:style style:name="P3" style:family="paragraph" style:parent-style-name="Heading_20_4">
      <style:paragraph-properties fo:background-color="#3deb3d">
        <style:background-image/>
      </style:paragraph-properties>
    </style:style>
    <style:style style:name="P4" style:family="paragraph" style:parent-style-name="Heading_20_4">
      <style:paragraph-properties fo:background-color="#33cc66">
        <style:background-image/>
      </style:paragraph-properties>
    </style:style>
    <style:style style:name="P5" style:family="paragraph" style:parent-style-name="Preformatted_20_Text" style:list-style-name="L1"/>
    <style:style style:name="T1" style:family="text">
      <style:text-properties fo:background-color="#ffff00"/>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Algem web app 1.5.2</text:h>
      <text:h text:style-name="P2" text:outline-level="4">CORRECTIFS</text:h>
      <text:list xml:id="list1481229250514055439" text:style-name="L1">
        <text:list-item>
          <text:p text:style-name="P5"><text:span text:style-name="T2">La fermeture automatique de session n'était pas toujours correctement détectée dans la page perso d'un utilisateur</text:span>. L'utilisateur est maintenant redirigé vers la page de connexion, s'il est resté inactif plus de 30 minutes sur sa page.</text:p>
        </text:list-item>
        <text:list-item>
          <text:p text:style-name="P5">La saisie involontaire d'un espace après son login à la création de compte entraînait l'impossibilité de se connecter ultérieurement. La reconnaissance du nom d'utilisateur ne tient plus compte maintenant des espaces indésirables (en début ou en fin d'identifiant).</text:p>
        </text:list-item>
        <text:list-item>
          <text:p text:style-name="P5"><text:span text:style-name="T2">Les plages de pause ne sont plus incluses dans le total des heures du suivi enseignant</text:span> (en bas du tableau Mon suivi enseignant).</text:p>
        </text:list-item>
      </text:list>
      <text:h text:style-name="P3" text:outline-level="4">POSTITS</text:h>
      <text:p text:style-name="Preformatted_20_Text">Parallèlement à la version 2.11.5 d'Algem, <text:span text:style-name="T1">l'application web permet l'affichage sur ses pages de postits externes "publics" ou "privés"</text:span>. Les postits externes s'affichent en page d'accueil et sur le planning jour. Les postits privés s'affichent sur les pages perso respectives des personnes auxquelles ils sont adressés.</text:p>
      <text:h text:style-name="Heading_20_4" text:outline-level="4">IMPRESSION</text:h>
      <text:p text:style-name="Preformatted_20_Text">Vous pouviez déjà imprimer n'importe quelle page à partir de votre navigateur. Néanmoins, la composition originale de la page n'était pas forcément optimale. Les pages imprimées ne tiennent plus compte maintenant des éléments annexes comme les menus, le pied de page ou les liens de navigation. Afin d'économiser de l'encre et du papier, les photos des élèves (ou les photos par défaut) ne sont plus imprimées par exemple dans le suivi enseignant.</text:p>
      <text:p text:style-name="Preformatted_20_Text">Il est préférable d'imprimer les pages de planning en mode "Portrait". N'hésitez pas à utiliser l' "Aperçu avant impression" de votre navigateur pour vérifier la composition de la page.</text:p>
      <text:p text:style-name="Preformatted_20_Text">La plupart des navigateurs ne tiennent pas compte des couleurs de fond à l'impression. Si vous désirez imprimer les couleurs de planning, activez l'option correspondante dans les paramètres d'impression (dans Firefox, par exemple, il faut cocher "Imprimer les couleurs d'arrière plan" dans l'onglet "Options" des paramètres d'impression). Vous trouverez sur cette page des captures d'écran qui vous aideront à activer cette option en fonction de votre navigateur : http://its.yale.edu/how-to/article-printing-web-page-background-colors-and-images.</text:p>
      <text:h text:style-name="P4" text:outline-level="4">SUIVI PEDAGOGIQUE</text:h>
      <text:p text:style-name="Preformatted_20_Text"><text:span text:style-name="T1">Les professeurs ou les élèves peuvent maintenant exporter leur suivi pédagogique.</text:span> Deux choix sont proposés aux professeurs dans la rubrique « Mon suivi enseignant » : <text:span text:style-name="T2">Télécharger au format tableur</text:span> (icone de tableur) et <text:span text:style-name="T2">Télécharger au format pdf</text:span> (icone pdf). L'avantage du premier est de pouvoir trier les résultats ou calculer des sous-totaux.</text:p>
      <text:p text:style-name="Preformatted_20_Text"><text:span text:style-name="T2">Note</text:span> : les plages de « Pause » ne sont pas incluses dans l'export.</text:p>
      <text:p text:style-name="Preformatted_20_Text"><text:span text:style-name="T2">Les élèves n'ont la possibilité d'exporter leur suivi qu'en pdf </text:span>(afin d'éviter d'éventuelles modifications).</text:p>
      <text:p text:style-name="Preformatted_20_Text">Pour l'heure, ces exports ne prennent en compte que la période actuellement sélectionnée (Aujourd'hui, Cette semaine, Ce mois) ou la semaine spécifiée dans le calendrier. Si aucune période n'est activée, l'export se fera sur la date du jour.</text:p>
      <text:p text:style-name="Preformatted_20_Text"><text:span text:style-name="T2">La colonne "Status" a été renommée "Absence",</text:span> plus intelligible, compte tenu du contex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Condensed1" svg:font-family="'DejaVu Sans Condensed'"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Cabin" svg:font-family="Cabin" style:font-adornments="Normal"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Preformatted_20_Text" style:display-name="Preformatted Text" style:family="paragraph" style:parent-style-name="Standard" style:class="html">
      <style:paragraph-properties fo:margin-top="0cm" fo:margin-bottom="0.199cm" style:shadow="none"/>
      <style:text-properties style:font-name="Cabin" fo:font-size="11pt" style:font-name-asian="Droid Sans Fallback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bin"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Cabin1" fo:font-size="85%" fo:font-style="normal" fo:font-weight="600"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1"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1" fo:font-size="10pt"/>
    </style:style>
    <style:style style:name="Titre_20_3_20_Correctifs" style:display-name="Titre 3 Correctifs" style:family="paragraph" style:parent-style-name="Heading_20_3" style:next-style-name="Standard" style:default-outline-level="" style:list-style-name="">
      <style:paragraph-properties fo:background-color="#ff3333">
        <style:background-image/>
      </style:paragraph-properties>
      <style:text-properties fo:color="#ffffff" fo:font-size="12pt"/>
    </style:style>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7" meta:word-count="457" meta:character-count="3039"/>
    <dc:date>2017-02-03T17:58:16</dc:date>
    <meta:generator>OpenOffice.org/3.4.1$Unix OpenOffice.org_project/341m1$Build-9593</meta:generator>
  </office:meta>
</office:document-meta>
</file>